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Tahoma1" svg:font-family="Tahoma"/>
    <style:font-face style:name="Verdana" svg:font-family="Verdana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8bf" officeooo:paragraph-rsid="001e18bf"/>
    </style:style>
    <style:style style:name="P2" style:family="paragraph" style:parent-style-name="Standard">
      <style:text-properties style:font-name="Helvetica" fo:font-size="10pt" officeooo:rsid="001e18bf" officeooo:paragraph-rsid="001e18bf" style:font-size-asian="10pt" style:font-size-complex="10pt"/>
    </style:style>
    <style:style style:name="P3" style:family="paragraph" style:parent-style-name="Standard">
      <style:paragraph-properties fo:margin-top="0.201cm" fo:margin-bottom="0.201cm" loext:contextual-spacing="false"/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margin-top="0.201cm" fo:margin-bottom="0.201cm" loext:contextual-spacing="false"/>
      <style:text-properties style:font-name="Helvetica" fo:font-size="10pt" officeooo:paragraph-rsid="0023a88d" style:font-size-asian="10pt" style:font-size-complex="10pt"/>
    </style:style>
    <style:style style:name="P5" style:family="paragraph" style:parent-style-name="Standard">
      <style:paragraph-properties fo:margin-top="0.201cm" fo:margin-bottom="0.201cm" loext:contextual-spacing="false"/>
      <style:text-properties style:font-name="Helvetica" fo:font-size="10pt" officeooo:paragraph-rsid="0022248a" style:font-size-asian="10pt" style:font-size-complex="10pt"/>
    </style:style>
    <style:style style:name="P6" style:family="paragraph" style:parent-style-name="Standard">
      <style:paragraph-properties fo:margin-top="0.201cm" fo:margin-bottom="0.201cm" loext:contextual-spacing="false"/>
      <style:text-properties style:font-name="Helvetica" fo:font-size="10pt" officeooo:rsid="0023a88d" officeooo:paragraph-rsid="0023a88d" style:font-size-asian="10pt" style:font-size-complex="10pt"/>
    </style:style>
    <style:style style:name="T1" style:family="text">
      <style:text-properties officeooo:rsid="002224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0bd4d" style:font-size-asian="11pt" style:font-size-complex="11pt"/>
    </style:style>
    <style:style style:name="T5" style:family="text">
      <style:text-properties officeooo:rsid="0023a88d"/>
    </style:style>
    <style:style style:name="T6" style:family="text">
      <style:text-properties style:font-name="Helvetica"/>
    </style:style>
    <style:style style:name="T7" style:family="text">
      <style:text-properties style:font-name="Helvetica" fo:font-size="11pt" style:font-size-asian="11pt" style:font-size-complex="11pt"/>
    </style:style>
    <style:style style:name="T8" style:family="text">
      <style:text-properties style:font-name="Helvetica" fo:font-size="11pt" officeooo:rsid="0020bd4d" style:font-size-asian="11pt" style:font-size-complex="11pt"/>
    </style:style>
    <style:style style:name="T9" style:family="text">
      <style:text-properties style:font-name="Helvetica" officeooo:rsid="0020bd4d"/>
    </style:style>
    <style:style style:name="T10" style:family="text">
      <style:text-properties style:font-name="Helvetica" fo:font-size="10pt" style:font-size-asian="10pt" style:font-size-complex="10pt"/>
    </style:style>
    <style:style style:name="T11" style:family="text">
      <style:text-properties style:font-name="Helvetica" fo:font-size="10pt" officeooo:rsid="0020bd4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s</text:p>
      <text:p text:style-name="P1"><text:span text:style-name="T10">All the sounds used in this game come from </text:span><text:span text:style-name="T11">the </text:span><text:a xlink:type="simple" xlink:href="https://freesound.org/" text:style-name="Internet_20_link" text:visited-style-name="Visited_20_Internet_20_Link"><text:span text:style-name="T10">https://freesound.org</text:span></text:a><text:span text:style-name="T10"> </text:span><text:span text:style-name="T11">community.</text:span></text:p>
      <text:p text:style-name="P2"/>
      <text:p text:style-name="P3"><text:span text:style-name="T2">Water Splash </text:span>: "<text:span text:style-name="T1">water_splash" by </text:span>soundscalpel.com </text:p>
      <text:p text:style-name="P3"><text:span text:style-name="T2">Frogs </text:span>: "<text:span text:style-name="T1">Frogs1a" by AlanCat</text:span></text:p>
      <text:p text:style-name="P3"><text:span text:style-name="T2">Rock impact </text:span>: "Impact, Ice, Moderate, B.wav" by InspectorJ </text:p>
      <text:p text:style-name="P4"><text:span text:style-name="T2">Birds </text:span>: <text:span text:style-name="T5">"Bird Whistling, A.wav" by InspectorJ</text:span></text:p>
      <text:p text:style-name="P3"><text:span text:style-name="T2">Dirt impact </text:span>: <text:s/>"Steps-Dirt_3a" by nuFF3 </text:p>
      <text:p text:style-name="P5"><text:span text:style-name="T2">Crickets </text:span>: "<text:span text:style-name="T1">Cricket in the desert (close recording)" by felix.blume</text:span></text:p>
      <text:p text:style-name="P5"><text:span text:style-name="T2">Ambiant music </text:span>:"<text:span text:style-name="T1">Wind blowing into some cactus spine, on the top of the mountain, in the desert of Atacama (Chile)." by felix.blume </text:span></text:p>
      <text:p text:style-name="P4"><text:span text:style-name="T2">Mountains top wind </text:span>: "<text:span text:style-name="T5">Wind singing in the mountain, some night cricket in background" by felix.blume, shortened to 1 minute.</text:span></text:p>
      <text:p text:style-name="P4"><text:span text:style-name="T2">Checkpoint trigger </text:span>: "<text:span text:style-name="T5">Trigger.WAV" by tjoppie, shortened to 0,324 seconds. </text:span></text:p>
      <text:p text:style-name="P6"><text:span text:style-name="T2">Rusty air pump </text:span>: "Bicycle.aif" by TiesWij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Tahoma1" svg:font-family="Tahoma"/>
    <style:font-face style:name="Verdana" svg:font-family="Verdana, sans-serif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39S</meta:editing-duration>
    <meta:editing-cycles>6</meta:editing-cycles>
    <meta:generator>LibreOffice/5.0.5.2$Windows_x86 LibreOffice_project/55b006a02d247b5f7215fc6ea0fde844b30035b3</meta:generator>
    <dc:date>2020-08-10T13:44:46.754000000</dc:date>
    <meta:document-statistic meta:table-count="0" meta:image-count="0" meta:object-count="0" meta:page-count="1" meta:paragraph-count="12" meta:word-count="115" meta:character-count="748" meta:non-whitespace-character-count="639"/>
    <meta:user-defined meta:name="Info 1"/>
    <meta:user-defined meta:name="Info 2"/>
    <meta:user-defined meta:name="Info 3"/>
    <meta:user-defined meta:name="Info 4"/>
  </office:meta>
</office:document-meta>
</file>